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10-0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8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5-2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2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6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2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1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205309090909" calcext:value-type="float">
            <text:p>3.54205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241737931034" calcext:value-type="float">
            <text:p>3.812417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22808" calcext:value-type="float">
            <text:p>3.87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0828" calcext:value-type="float">
            <text:p>3.83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02993103448" calcext:value-type="float">
            <text:p>3.72102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279380645161" calcext:value-type="float">
            <text:p>3.6227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11588" calcext:value-type="float">
            <text:p>3.531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588" calcext:value-type="float">
            <text:p>3.30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243858064516" calcext:value-type="float">
            <text:p>3.3124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20110344827" calcext:value-type="float">
            <text:p>3.43520110344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51432258064" calcext:value-type="float">
            <text:p>3.3285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55716129032" calcext:value-type="float">
            <text:p>3.3025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3912" calcext:value-type="float">
            <text:p>3.2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6152" calcext:value-type="float">
            <text:p>3.1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77224" calcext:value-type="float">
            <text:p>3.4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96929032258" calcext:value-type="float">
            <text:p>3.4659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85032258064" calcext:value-type="float">
            <text:p>3.3498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76512" calcext:value-type="float">
            <text:p>3.4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597819354839" calcext:value-type="float">
            <text:p>3.3159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27032" calcext:value-type="float">
            <text:p>3.4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38632258064" calcext:value-type="float">
            <text:p>3.82838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013857142857" calcext:value-type="float">
            <text:p>3.83013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31767741935" calcext:value-type="float">
            <text:p>3.70931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442477419355" calcext:value-type="float">
            <text:p>3.6444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39806896552" calcext:value-type="float">
            <text:p>3.5133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35148387097" calcext:value-type="float">
            <text:p>3.5373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5232" calcext:value-type="float">
            <text:p>3.70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135058064516" calcext:value-type="float">
            <text:p>3.7513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62503225806" calcext:value-type="float">
            <text:p>3.5506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7776" calcext:value-type="float">
            <text:p>3.6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48903225806" calcext:value-type="float">
            <text:p>3.6054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776" calcext:value-type="float">
            <text:p>3.6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366387096774" calcext:value-type="float">
            <text:p>3.8736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34885714286" calcext:value-type="float">
            <text:p>3.8253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85961290323" calcext:value-type="float">
            <text:p>3.706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1512" calcext:value-type="float">
            <text:p>3.4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5392" calcext:value-type="float">
            <text:p>3.3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59819354839" calcext:value-type="float">
            <text:p>3.3235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46" calcext:value-type="float">
            <text:p>3.5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764077419355" calcext:value-type="float">
            <text:p>3.4676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325677419355" calcext:value-type="float">
            <text:p>3.443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582" calcext:value-type="float">
            <text:p>3.38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124141935484" calcext:value-type="float">
            <text:p>3.2712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0472" calcext:value-type="float">
            <text:p>3.32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027819354839" calcext:value-type="float">
            <text:p>3.430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37457142857" calcext:value-type="float">
            <text:p>3.4323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274787096774" calcext:value-type="float">
            <text:p>3.402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434425806452" calcext:value-type="float">
            <text:p>3.3443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69504" calcext:value-type="float">
            <text:p>3.3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077574193548" calcext:value-type="float">
            <text:p>3.3307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63712" calcext:value-type="float">
            <text:p>3.37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247019354839" calcext:value-type="float">
            <text:p>3.4424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343019354839" calcext:value-type="float">
            <text:p>3.503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4056" calcext:value-type="float">
            <text:p>3.57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362683870968" calcext:value-type="float">
            <text:p>3.5036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1704" calcext:value-type="float">
            <text:p>3.44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6288" calcext:value-type="float">
            <text:p>3.48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758482758621" calcext:value-type="float">
            <text:p>3.6675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913858064516" calcext:value-type="float">
            <text:p>3.5791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99341935484" calcext:value-type="float">
            <text:p>3.5729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69168" calcext:value-type="float">
            <text:p>3.62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07509677419" calcext:value-type="float">
            <text:p>3.8700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8656" calcext:value-type="float">
            <text:p>3.82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97816" calcext:value-type="float">
            <text:p>3.78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18348387097" calcext:value-type="float">
            <text:p>3.7171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3312" calcext:value-type="float">
            <text:p>3.69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22451612903" calcext:value-type="float">
            <text:p>3.7382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5184" calcext:value-type="float">
            <text:p>3.81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21135483871" calcext:value-type="float">
            <text:p>4.0262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59742857143" calcext:value-type="float">
            <text:p>3.9635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560438709677" calcext:value-type="float">
            <text:p>3.8156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06838709677" calcext:value-type="float">
            <text:p>3.7180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4916" calcext:value-type="float">
            <text:p>3.755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80696774194" calcext:value-type="float">
            <text:p>3.7158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028827586207" calcext:value-type="float">
            <text:p>3.62028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240593548387" calcext:value-type="float">
            <text:p>3.8624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69419354839" calcext:value-type="float">
            <text:p>3.7106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98304" calcext:value-type="float">
            <text:p>3.5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13393548387" calcext:value-type="float">
            <text:p>3.5911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75488" calcext:value-type="float">
            <text:p>3.8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145083870968" calcext:value-type="float">
            <text:p>4.3814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25157142857" calcext:value-type="float">
            <text:p>4.35325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341161290323" calcext:value-type="float">
            <text:p>4.3134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125987096774" calcext:value-type="float">
            <text:p>4.4512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8" calcext:value-type="float">
            <text:p>4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428" calcext:value-type="float">
            <text:p>4.44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8092" calcext:value-type="float">
            <text:p>4.594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03344516129" calcext:value-type="float">
            <text:p>4.470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03522580645" calcext:value-type="float">
            <text:p>4.2270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25648" calcext:value-type="float">
            <text:p>4.11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25612903226" calcext:value-type="float">
            <text:p>4.2492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8832" calcext:value-type="float">
            <text:p>4.5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367961290323" calcext:value-type="float">
            <text:p>4.9336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201028571429" calcext:value-type="float">
            <text:p>4.8720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29574193548" calcext:value-type="float">
            <text:p>4.8242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42523076923" calcext:value-type="float">
            <text:p>4.75042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68256" calcext:value-type="float">
            <text:p>4.66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52246153846" calcext:value-type="float">
            <text:p>4.59052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666624" calcext:value-type="float">
            <text:p>4.44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622" calcext:value-type="float">
            <text:p>4.21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86138461538" calcext:value-type="float">
            <text:p>3.931861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49376" calcext:value-type="float">
            <text:p>3.691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49090909091" calcext:value-type="float">
            <text:p>3.8584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04457142857" calcext:value-type="float">
            <text:p>4.2210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85257142857" calcext:value-type="float">
            <text:p>4.2088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578971428571" calcext:value-type="float">
            <text:p>4.19578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0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274171428571" calcext:value-type="float">
            <text:p>4.1927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36" meta:object-count="0"/>
    <meta:user-defined meta:name="AppVersion">3.0</meta:user-defined>
  </office:meta>
</office:document-meta>
</file>